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9f0" officeooo:paragraph-rsid="0010e9f0"/>
    </style:style>
    <style:style style:name="T1" style:family="text">
      <style:text-properties officeooo:rsid="000e99b2"/>
    </style:style>
    <style:style style:name="T2" style:family="text">
      <style:text-properties officeooo:rsid="000efd93"/>
    </style:style>
    <style:style style:name="T3" style:family="text">
      <style:text-properties officeooo:rsid="0012e1a8"/>
    </style:style>
    <style:style style:name="T4" style:family="text">
      <style:text-properties officeooo:rsid="00134d71"/>
    </style:style>
    <style:style style:name="T5" style:family="text">
      <style:text-properties officeooo:rsid="0013b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 <text:span text:style-name="T4">с</text:span>мях <text:span text:style-name="T3">д</text:span>о <text:span text:style-name="T3">с</text:span>ълзи <text:span text:style-name="T3">н</text:span>а <text:span text:style-name="T5">а</text:span>гония</text:p>
      <text:p text:style-name="Standard"/>
      <text:p text:style-name="Standard">Ирония към себе си, дарбата която малко хора притежават. Някой обаче слагат маск<text:span text:style-name="T1">a, за</text:span> да прикрият истинска<text:span text:style-name="T1">та си</text:span> самоличност. Тези хора са вълци в овчи кожа. </text:p>
      <text:p text:style-name="Standard"/>
      <text:p text:style-name="Standard">Когато те просветнат от злото, топлите им сърца стават студени.</text:p>
      <text:p text:style-name="Standard"/>
      <text:p text:style-name="Standard">Те ще направят всичко, за да те унижат, но ти няма да им се обидиш, защото ти си знаел стойността си преди т<text:span text:style-name="T2">е да осъзнаят своя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02:44.458031953</meta:creation-date>
    <dc:date>2023-05-20T18:17:18.226779075</dc:date>
    <meta:editing-duration>PT10M3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8" meta:character-count="375" meta:non-whitespace-character-count="310"/>
  </office:meta>
</office:document-meta>
</file>